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

            <text:p text:style-name="Standard"><text:span>Evaluates the given expression and passes the result to the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value of the evaluated expression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